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" style:family="paragraph" style:parent-style-name="Standard">
      <style:text-properties fo:font-style="normal" style:text-underline-style="none" style:font-style-asian="normal" style:font-style-complex="normal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font-name="Times New Roman1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26 :</text:p>
      <text:p text:style-name="P1"/>
      <text:p text:style-name="P2">taille 7 → hauteur=2 <text:tab/><text:tab/>taille 9 → hauteur=3<text:tab/><text:tab/>taille 14 → hauteur= 3</text:p>
      <text:p text:style-name="P2"/>
      <text:p text:style-name="P2">N<text:span text:style-name="T1">feuilles</text:span><text:span text:style-name="T2">= </text:span><text:span text:style-name="T2"><draw:frame draw:style-name="fr1" draw:name="Objet1" text:anchor-type="as-char" svg:y="-0.619cm" svg:width="0.515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(entier supérieur)</text:span></text:p>
      <text:p text:style-name="P2"><text:span text:style-name="T3">Tas ( A : ARBRE ) : booléen</text:span></text:p>
      <text:p text:style-name="P2"><text:span text:style-name="T3">Début</text:span></text:p>
      <text:p text:style-name="P2"><text:span text:style-name="T3"><text:s text:c="4"/>Si A = NULL</text:span></text:p>
      <text:p text:style-name="P2"><text:span text:style-name="T3"><text:s text:c="8"/>retourner 1;</text:span></text:p>
      <text:p text:style-name="P2"><text:span text:style-name="T3"><text:s text:c="4"/>Sinon <text:s text:c="2"/></text:span></text:p>
      <text:p text:style-name="P2"><text:span text:style-name="T3"><text:s text:c="8"/>retourner Tas(A.sag) ET Tas(A.sad) ET</text:span></text:p>
      <text:p text:style-name="P2"><text:span text:style-name="T3"><text:s text:c="18"/>( T.val &gt; T.sag.val) ET ( T.val &gt; T.sad.val);</text:span></text:p>
      <text:p text:style-name="P2"><text:span text:style-name="T3"><text:s text:c="4"/>fin Si</text:span></text:p>
      <text:p text:style-name="P2"><text:span text:style-name="T3">Fin</text:span></text:p>
      <text:p text:style-name="P2"><text:span text:style-name="T3"/></text:p>
      <text:p text:style-name="P2"><text:span text:style-name="T3">Complexité : O(nombre de nœuds)</text:span></text:p>
      <text:p text:style-name="P2"><text:span text:style-name="T3"/></text:p>
      <text:p text:style-name="P2"><text:span text:style-name="T3"/></text:p>
      <text:p text:style-name="P2"><text:span text:style-name="T3">AB_to_TAB ( A : ARBRE, i : entier ) : TAB </text:span></text:p>
      <text:p text:style-name="P2"><text:span text:style-name="T3">VL : <text:s text:c="7"/>T : TAB;</text:span></text:p>
      <text:p text:style-name="P2"><text:span text:style-name="T3">Début</text:span></text:p>
      <text:p text:style-name="P2"><text:span text:style-name="T3"><text:s text:c="4"/>Si ( A.sag = NULL ET A.sad = NULL )</text:span></text:p>
      <text:p text:style-name="P2"><text:span text:style-name="T3"><text:s text:c="8"/>retourner A.val;</text:span></text:p>
      <text:p text:style-name="P2"><text:span text:style-name="T3"><text:s text:c="4"/>Sinon <text:s text:c="2"/></text:span></text:p>
      <text:p text:style-name="P2"><text:span text:style-name="T3"><text:s text:c="8"/>T[2*i] = AB_to_TAB( A.sag, 2*i );</text:span></text:p>
      <text:p text:style-name="P2"><text:span text:style-name="T3"><text:s text:c="8"/>T[2*i+1] = AB_to_TAB( A.sad, 2*i+1 );</text:span></text:p>
      <text:p text:style-name="P2"><text:span text:style-name="T3"><text:s text:c="8"/>T[i] = A.val;</text:span></text:p>
      <text:p text:style-name="P2"><text:span text:style-name="T3"><text:s text:c="8"/>retourner T;</text:span></text:p>
      <text:p text:style-name="P2"><text:span text:style-name="T3"><text:s text:c="4"/>fin Si</text:span></text:p>
      <text:p text:style-name="P2"><text:span text:style-name="T3">Fin</text:span></text:p>
      <text:p text:style-name="P2"><text:span text:style-name="T3"/></text:p>
      <text:p text:style-name="P2"><text:span text:style-name="T3">Complexité : O(nombre de nœuds)</text:span></text:p>
      <text:p text:style-name="P2"><text:span text:style-name="T3"/></text:p>
      <text:p text:style-name="P2"><text:span text:style-name="T3"/></text:p>
      <text:p text:style-name="P2"><text:span text:style-name="T3">TAB_to_AB ( T : TAB, i : entier ) : ARBRE</text:span></text:p>
      <text:p text:style-name="P2"><text:span text:style-name="T3">VL : <text:s text:c="7"/>A : ARBRE;</text:span></text:p>
      <text:p text:style-name="P2"><text:span text:style-name="T3">Début</text:span></text:p>
      <text:p text:style-name="P2"><text:span text:style-name="T3"><text:s text:c="4"/>Si ( T[2*i] = NULL ET T[2*i+1] = NULL )</text:span></text:p>
      <text:p text:style-name="P2"><text:span text:style-name="T3"><text:s text:c="8"/>retourner T[i];</text:span></text:p>
      <text:p text:style-name="P2"><text:span text:style-name="T3"><text:s text:c="4"/>Sinon <text:s text:c="2"/></text:span></text:p>
      <text:p text:style-name="P2"><text:span text:style-name="T3"><text:s text:c="8"/>A.sag.val = AB_to_TAB( T[2*i], A.sag );</text:span></text:p>
      <text:p text:style-name="P2"><text:span text:style-name="T3"><text:s text:c="8"/>A.sad.val = AB_to_TAB( T[2*i+1], A.sad );</text:span></text:p>
      <text:p text:style-name="P2"><text:span text:style-name="T3"><text:s text:c="8"/>A.val = T[i];</text:span></text:p>
      <text:p text:style-name="P2"><text:span text:style-name="T3"><text:s text:c="8"/>retourner A;</text:span></text:p>
      <text:p text:style-name="P2"><text:span text:style-name="T3"><text:s text:c="4"/>fin Si</text:span></text:p>
      <text:p text:style-name="P2"><text:span text:style-name="T3">Fin</text:span></text:p>
      <text:p text:style-name="P2"><text:span text:style-name="T3"/></text:p>
      <text:p text:style-name="P2"><text:span text:style-name="T3">Complexité : O(nombre de noeuds)</text:span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08T22:41:16.59</meta:creation-date>
    <meta:document-statistic meta:table-count="0" meta:image-count="0" meta:object-count="1" meta:page-count="1" meta:paragraph-count="39" meta:word-count="167" meta:character-count="982"/>
    <dc:date>2020-12-08T22:57:09.54</dc:date>
    <meta:editing-duration>PT15M53S</meta:editing-duration>
    <meta:editing-cycles>1</meta:editing-cycles>
    <meta:generator>OpenOffice/4.1.8$Win32 OpenOffice.org_project/418m3$Build-9803</meta:generator>
  </office:meta>
</office:document-meta>
</file>

<file path=Object 1/content.xml><?xml version="1.0" encoding="utf-8"?>
<math xmlns="http://www.w3.org/1998/Math/MathML">
  <semantics>
    <mrow>
      <mfrac>
        <mi>n</mi>
        <mn>2</mn>
      </mfrac>
    </mrow>
    <annotation encoding="StarMath 5.0">n over 2</annotation>
  </semantics>
</math>
</file>